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58cm" table:align="right" style:writing-mode="lr-tb"/>
    </style:style>
    <style:style style:name="Table18.A" style:family="table-column">
      <style:table-column-properties style:column-width="4.286cm"/>
    </style:style>
    <style:style style:name="Table18.B" style:family="table-column">
      <style:table-column-properties style:column-width="12.67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58cm" table:align="right" style:writing-mode="lr-tb"/>
    </style:style>
    <style:style style:name="Table1.A" style:family="table-column">
      <style:table-column-properties style:column-width="4.286cm"/>
    </style:style>
    <style:style style:name="Table1.B" style:family="table-column">
      <style:table-column-properties style:column-width="12.67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58cm" table:align="right" style:writing-mode="lr-tb"/>
    </style:style>
    <style:style style:name="Table2.A" style:family="table-column">
      <style:table-column-properties style:column-width="4.286cm"/>
    </style:style>
    <style:style style:name="Table2.B" style:family="table-column">
      <style:table-column-properties style:column-width="12.672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58cm" table:align="right" style:writing-mode="lr-tb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12.67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B8.1.1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ARial" fo:font-size="10pt" style:font-size-asian="10pt" style:font-size-complex="10pt"/>
    </style:style>
    <style:style style:name="P33" style:family="paragraph" style:parent-style-name="Standard">
      <style:text-properties style:font-name="ARi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Recuo_20_de_20_corpo_20_de_20_texto_20_2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Text_20_body_20_indent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Recuo_20_de_20_corpo_20_de_20_texto_20_2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Processo de Seleção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Instituições acadêmicas realizam constantes processos de seleção. Desde aqueles utilizados para o ingresso dos alunos na respectiva instituição e até aqueles internos. O registro do processo de seleção, criação e divulgação do edital e do cadastro de candidatos, por exemplo, são algumas das atividades típicas deste processo. </text:p>
      <text:p text:style-name="P18"/>
      <text:p text:style-name="P19">1 – Caso de Uso P.S.1 – <text:span text:style-name="T6">Cadastrar Edit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aso de uso:</text:p>
          </table:table-cell>
          <table:table-cell table:style-name="Table18.B1" office:value-type="string">
            <text:p text:style-name="P21">Cadastrar Edital</text:p>
          </table:table-cell>
        </table:table-row>
        <table:table-row>
          <table:table-cell table:style-name="Table18.A2" office:value-type="string">
            <text:p text:style-name="P22">ID:</text:p>
          </table:table-cell>
          <table:table-cell table:style-name="Table18.B2" office:value-type="string">
            <text:p text:style-name="P23">P.S.1</text:p>
          </table:table-cell>
        </table:table-row>
        <table:table-row>
          <table:table-cell table:style-name="Table18.A2" office:value-type="string">
            <text:p text:style-name="P24">Propósito:</text:p>
          </table:table-cell>
          <table:table-cell table:style-name="Table18.B2" office:value-type="string">
            <text:p text:style-name="P25">Este caso de uso tem como função cadastrar um edital.</text:p>
          </table:table-cell>
        </table:table-row>
        <table:table-row>
          <table:table-cell table:style-name="Table18.A2" office:value-type="string">
            <text:p text:style-name="P22">Descrição:</text:p>
          </table:table-cell>
          <table:table-cell table:style-name="Table18.B2" office:value-type="string">
            <text:p text:style-name="P26">Todo Processo de Seleção deverá ser cadastrado no sistema. Cada processo compreende algumas informações importantes, como período da inscrição, número de vagas total e número de vagas por área de concentração, data de realização de provas e data de entrega dos resultados.</text:p>
          </table:table-cell>
        </table:table-row>
        <table:table-row>
          <table:table-cell table:style-name="Table18.A2" office:value-type="string">
            <text:p text:style-name="P22">Ator(es):</text:p>
          </table:table-cell>
          <table:table-cell table:style-name="Table18.B2" office:value-type="string">
            <text:p text:style-name="P27">Coordenação</text:p>
          </table:table-cell>
        </table:table-row>
        <table:table-row>
          <table:table-cell table:style-name="Table18.A2" office:value-type="string">
            <text:p text:style-name="P22">Fluxo Principal:</text:p>
          </table:table-cell>
          <table:table-cell table:style-name="Table18.B2" office:value-type="string">
            <text:p text:style-name="P28">01 O ator preenche as informações para cadastrar um Edital;</text:p>
            <text:p text:style-name="P28">02 O ator requisita a confirmação da operação;</text:p>
            <text:p text:style-name="P29">03 Sistema confirma a operação, cadastrando o Edital. </text:p>
          </table:table-cell>
        </table:table-row>
        <table:table-row>
          <table:table-cell table:style-name="Table18.A2" office:value-type="string">
            <text:p text:style-name="P22">Fluxo Alternativo:</text:p>
          </table:table-cell>
          <table:table-cell table:style-name="Table18.B7" office:value-type="string">
            <text:p text:style-name="P30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8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8.B"/>
              <table:table-row>
                <table:table-cell table:style-name="Table18.B2" office:value-type="string">
                  <text:p text:style-name="P31">Regras de Negócio: Não se aplica.</text:p>
                </table:table-cell>
              </table:table-row>
              <table:table-row>
                <table:table-cell table:style-name="Table18.B2" office:value-type="string">
                  <text:p text:style-name="P22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18.A2" office:value-type="string">
            <text:p text:style-name="P22">Prioridade:</text:p>
          </table:table-cell>
          <table:table-cell table:style-name="Table18.B2" office:value-type="string">
            <text:p text:style-name="P22">Média</text:p>
          </table:table-cell>
        </table:table-row>
      </table:table>
      <text:p text:style-name="P32"/>
      <text:p text:style-name="P33"/>
      <text:p text:style-name="P34"/>
      <text:p text:style-name="P19">2 – Caso de Uso P.S.2 – <text:span text:style-name="T6">Inscrever Candida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Inscrever Candidat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P.S.2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25">Este caso de uso tem como função inscrever um candidato em um processo seletivo.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26">Todo Processo de Seleção deverá ser cadastrado no sistema. Cada processo compreende algumas informações importantes, como período da inscrição, número de vagas total e número de vagas por área de concentração, data de realização de provas e data de entrega dos resultados.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27">Administrador, Administração Superior, Coordenação, Aluno, Participante, Sociedade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28">01 O ator seleciona uma pessoa física;</text:p>
            <text:p text:style-name="P28">02 O ator preenche as informações para se inscrever;</text:p>
            <text:p text:style-name="P28">03 O ator requisita a confirmação da operação;</text:p>
            <text:p text:style-name="P30">04 O sistema confirma a operação, inscrevendo o candidato e gerando o boleto bancári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7" office:value-type="string">
            <text:p text:style-name="P28">No item 01, caso o sistema não encontre a Pessoa Física, o sistema deverá retornar uma mensagem;</text:p>
            <text:p text:style-name="P28">No item 03, caso o candidato queira se inscrever em um Processo de Seleção fora do período estipulado pelo Edital, caso de uso termina.</text:p>
            <text:p text:style-name="P28">No item 03, caso o candidato queira se inscrever no programa de Pós-Graduação, <text:s/>não possua a titulação de graduação, e não esteja apto a obtê-la antes da primeira matrícula no programa, caso de uso termina.</text:p>
            <text:p text:style-name="P30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8.1.1" office:value-type="string">
                  <text:p text:style-name="P31">Regras de Negócio: RN 14.2, RN 14.5 </text:p>
                </table:table-cell>
              </table:table-row>
              <table:table-row>
                <table:table-cell table:style-name="Table1.B2" office:value-type="string">
                  <text:p text:style-name="P22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Média</text:p>
          </table:table-cell>
        </table:table-row>
      </table:table>
      <text:p text:style-name="P32"/>
      <text:p text:style-name="P19">3 – Caso de Uso P.S.3 – <text:span text:style-name="T6">Relatar Resultado da Seleçã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aso de uso:</text:p>
          </table:table-cell>
          <table:table-cell table:style-name="Table2.B1" office:value-type="string">
            <text:p text:style-name="P21">Relatar Resultado da Seleção</text:p>
          </table:table-cell>
        </table:table-row>
        <table:table-row>
          <table:table-cell table:style-name="Table2.A2" office:value-type="string">
            <text:p text:style-name="P22">ID:</text:p>
          </table:table-cell>
          <table:table-cell table:style-name="Table2.B2" office:value-type="string">
            <text:p text:style-name="P23">P.S.3</text:p>
          </table:table-cell>
        </table:table-row>
        <table:table-row>
          <table:table-cell table:style-name="Table2.A2" office:value-type="string">
            <text:p text:style-name="P24">Propósito:</text:p>
          </table:table-cell>
          <table:table-cell table:style-name="Table2.B2" office:value-type="string">
            <text:p text:style-name="P25">Este caso de uso tem como função relatar um resultado de um processo de seleção.</text:p>
          </table:table-cell>
        </table:table-row>
        <table:table-row>
          <table:table-cell table:style-name="Table2.A2" office:value-type="string">
            <text:p text:style-name="P22">Descrição:</text:p>
          </table:table-cell>
          <table:table-cell table:style-name="Table2.B2" office:value-type="string">
            <text:p text:style-name="P26">A aplicação de um exame de seleção é seguida da respectiva avaliação dos resultados obtidos pelos candidatos. Os resultados obtidos deverão ser cadastrados. Para tal é suficiente identificar o processo de seleção em questão e, para cada candidato, fornecer o resultado correspondente. Observe que o sistema apenas recebe os resultados e os classifica. Critérios de desempate e outras situações peculiares não serão tratados pelo sistema, mas pela comissão de avaliação. </text:p>
          </table:table-cell>
        </table:table-row>
        <table:table-row>
          <table:table-cell table:style-name="Table2.A2" office:value-type="string">
            <text:p text:style-name="P22">Ator(es):</text:p>
          </table:table-cell>
          <table:table-cell table:style-name="Table2.B2" office:value-type="string">
            <text:p text:style-name="P27">Coordenação</text:p>
          </table:table-cell>
        </table:table-row>
        <table:table-row>
          <table:table-cell table:style-name="Table2.A2" office:value-type="string">
            <text:p text:style-name="P22">Fluxo Principal:</text:p>
          </table:table-cell>
          <table:table-cell table:style-name="Table2.B2" office:value-type="string">
            <text:p text:style-name="P35">01 <text:span text:style-name="T7">O ator seleciona o processo de seleção apartir de um período;</text:span></text:p>
            <text:p text:style-name="P36">02 <text:span text:style-name="T7">O ator seleciona o candidato apartir do processo de seleção informado;</text:span></text:p>
            <text:p text:style-name="P35">03 O ator preenche as informações para relatar o resultado de seleção;</text:p>
            <text:p text:style-name="P35">04 O ator requisita a confirmação da operação;</text:p>
            <text:p text:style-name="P37">05 O sistema confirma a operação. </text:p>
          </table:table-cell>
        </table:table-row>
        <table:table-row>
          <table:table-cell table:style-name="Table2.A2" office:value-type="string">
            <text:p text:style-name="P22">Fluxo Alternativo:</text:p>
          </table:table-cell>
          <table:table-cell table:style-name="Table2.B7" office:value-type="string">
            <text:p text:style-name="P30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2.B"/>
              <table:table-row>
                <table:table-cell table:style-name="Table2.B8.1.1" office:value-type="string">
                  <text:p text:style-name="P31">Regras de Negócio: RN 14.4</text:p>
                </table:table-cell>
              </table:table-row>
              <table:table-row>
                <table:table-cell table:style-name="Table2.B2" office:value-type="string">
                  <text:p text:style-name="P22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2">Prioridade:</text:p>
          </table:table-cell>
          <table:table-cell table:style-name="Table2.B2" office:value-type="string">
            <text:p text:style-name="P22">Média</text:p>
          </table:table-cell>
        </table:table-row>
      </table:table>
      <text:p text:style-name="P32"/>
      <text:p text:style-name="P19">4 – Caso de Uso P.S.4 – <text:span text:style-name="T6">Autorizar Divulg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Caso de uso:</text:p>
          </table:table-cell>
          <table:table-cell table:style-name="Table3.B1" office:value-type="string">
            <text:p text:style-name="P21">Autorizar Divulgação</text:p>
          </table:table-cell>
        </table:table-row>
        <table:table-row>
          <table:table-cell table:style-name="Table3.A2" office:value-type="string">
            <text:p text:style-name="P22">ID:</text:p>
          </table:table-cell>
          <table:table-cell table:style-name="Table3.B2" office:value-type="string">
            <text:p text:style-name="P23">P.S.4</text:p>
          </table:table-cell>
        </table:table-row>
        <table:table-row>
          <table:table-cell table:style-name="Table3.A2" office:value-type="string">
            <text:p text:style-name="P24">Propósito:</text:p>
          </table:table-cell>
          <table:table-cell table:style-name="Table3.B2" office:value-type="string">
            <text:p text:style-name="P25">Este caso de uso tem como função autorizar a divulgação de um processo seletivo.</text:p>
          </table:table-cell>
        </table:table-row>
        <table:table-row>
          <table:table-cell table:style-name="Table3.A2" office:value-type="string">
            <text:p text:style-name="P22">Descrição:</text:p>
          </table:table-cell>
          <table:table-cell table:style-name="Table3.B2" office:value-type="string">
            <text:p text:style-name="P26">Os resultados de processo de seleção poderão ser fornecidos durante um considerável intervalo de tempo. Em conseqüência, o “resultado final” só poderá ser divulgado através de uma operação explícita. Antes desta data os resultados parciais - nem todos os resultados obtidos pelos candidatos podem ter sido fornecidos - não estarão disponíveis para consulta de terceiros. </text:p>
          </table:table-cell>
        </table:table-row>
        <table:table-row>
          <table:table-cell table:style-name="Table3.A2" office:value-type="string">
            <text:p text:style-name="P22">Ator(es):</text:p>
          </table:table-cell>
          <table:table-cell table:style-name="Table3.B2" office:value-type="string">
            <text:p text:style-name="P27">Coordenação</text:p>
          </table:table-cell>
        </table:table-row>
        <table:table-row>
          <table:table-cell table:style-name="Table3.A2" office:value-type="string">
            <text:p text:style-name="P22">Fluxo Principal:</text:p>
          </table:table-cell>
          <table:table-cell table:style-name="Table3.B2" office:value-type="string">
            <text:p text:style-name="P35">01 Coordenação<text:span text:style-name="T7"> seleciona o processo de seleção apartir de um período;</text:span></text:p>
            <text:p text:style-name="P38">02 Coordenação informa o período de divulgação do resultado e autoriza a divulgação;</text:p>
            <text:p text:style-name="P39">03 Coordenação requisita a confirmação da operação;</text:p>
            <text:p text:style-name="P40">04 O sistema confirma a operação.</text:p>
          </table:table-cell>
        </table:table-row>
        <table:table-row>
          <table:table-cell table:style-name="Table3.A2" office:value-type="string">
            <text:p text:style-name="P22">Fluxo Alternativo:</text:p>
          </table:table-cell>
          <table:table-cell table:style-name="Table3.B7" office:value-type="string">
            <text:p text:style-name="P30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3.B"/>
              <table:table-row>
                <table:table-cell table:style-name="Table3.B8.1.1" office:value-type="string">
                  <text:p text:style-name="P31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22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2">Prioridade:</text:p>
          </table:table-cell>
          <table:table-cell table:style-name="Table3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5 – Caso de Uso P.S.5 – <text:span text:style-name="T6">Excluir Processo de Seleção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aso de uso:</text:p>
          </table:table-cell>
          <table:table-cell table:style-name="Table4.B1" office:value-type="string">
            <text:p text:style-name="P21">Excluir Processo de Seleção</text:p>
          </table:table-cell>
        </table:table-row>
        <table:table-row>
          <table:table-cell table:style-name="Table4.A2" office:value-type="string">
            <text:p text:style-name="P22">ID:</text:p>
          </table:table-cell>
          <table:table-cell table:style-name="Table4.B2" office:value-type="string">
            <text:p text:style-name="P23">P.S.5</text:p>
          </table:table-cell>
        </table:table-row>
        <table:table-row>
          <table:table-cell table:style-name="Table4.A2" office:value-type="string">
            <text:p text:style-name="P24">Propósito:</text:p>
          </table:table-cell>
          <table:table-cell table:style-name="Table4.B2" office:value-type="string">
            <text:p text:style-name="P25">Este caso de uso tem como função excluir um processo seletivo.</text:p>
          </table:table-cell>
        </table:table-row>
        <table:table-row>
          <table:table-cell table:style-name="Table4.A2" office:value-type="string">
            <text:p text:style-name="P22">Descrição:</text:p>
          </table:table-cell>
          <table:table-cell table:style-name="Table4.B2" office:value-type="string">
            <text:p text:style-name="P26">Um processo de seleção pode ser excluído. Contudo, algumas dependências, caso existam, tornam esta operação impossibilitada de ocorrer. Por exemplo, caso existam candidatos inscritos no respectivo processo. Neste e noutros casos, uma lista de dependências deverá ser exibida. Só após removidas todas as dependências, o processo de seleção poderá ser removido. </text:p>
          </table:table-cell>
        </table:table-row>
        <table:table-row>
          <table:table-cell table:style-name="Table4.A2" office:value-type="string">
            <text:p text:style-name="P22">Ator(es):</text:p>
          </table:table-cell>
          <table:table-cell table:style-name="Table4.B2" office:value-type="string">
            <text:p text:style-name="P27">Coordenação</text:p>
          </table:table-cell>
        </table:table-row>
        <table:table-row>
          <table:table-cell table:style-name="Table4.A2" office:value-type="string">
            <text:p text:style-name="P22">Fluxo Principal:</text:p>
          </table:table-cell>
          <table:table-cell table:style-name="Table4.B2" office:value-type="string">
            <text:p text:style-name="P41">01 Iniciar caso de uso <text:span text:style-name="T8">Selecionar Processo de Seleção</text:span>;</text:p>
            <text:p text:style-name="P42">02 O sistema verifica se este não possui nenhuma dependência, tais como candidatos inscritos, etc;</text:p>
            <text:p text:style-name="P41">03 <text:s/>O ator requisita a exclusão;</text:p>
            <text:p text:style-name="P40">04 O sistema confirma a operação, excluindo o processo de seleção e o seu Edital.</text:p>
          </table:table-cell>
        </table:table-row>
        <table:table-row>
          <table:table-cell table:style-name="Table4.A2" office:value-type="string">
            <text:p text:style-name="P22">Fluxo Alternativo:</text:p>
          </table:table-cell>
          <table:table-cell table:style-name="Table4.B7" office:value-type="string">
            <text:p text:style-name="P43">No item 02, se Processo de Seleção informado possuir dependências, exibir lista contendo estas dependências, e encerrar caso de uso.</text:p>
          </table:table-cell>
        </table:table-row>
        <table:table-row>
          <table:table-cell table:style-name="Table4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4.B"/>
              <table:table-row>
                <table:table-cell table:style-name="Table4.B8.1.1" office:value-type="string">
                  <text:p text:style-name="P31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22">Não Funcionais: NF 01, NF 03, NF NF 04, NF 05, NF 06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2">Prioridade:</text:p>
          </table:table-cell>
          <table:table-cell table:style-name="Table4.B2" office:value-type="string">
            <text:p text:style-name="P22">Média</text:p>
          </table:table-cell>
        </table:table-row>
      </table:table>
      <text:p text:style-name="P32"/>
      <text:p text:style-name="P19">6 – Caso de Uso P.S.6 – <text:span text:style-name="T6">Obter Boleto Bancário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aso de uso:</text:p>
          </table:table-cell>
          <table:table-cell table:style-name="Table5.B1" office:value-type="string">
            <text:p text:style-name="P21">Obter Boleto Bancário</text:p>
          </table:table-cell>
        </table:table-row>
        <table:table-row>
          <table:table-cell table:style-name="Table5.A2" office:value-type="string">
            <text:p text:style-name="P22">ID:</text:p>
          </table:table-cell>
          <table:table-cell table:style-name="Table5.B2" office:value-type="string">
            <text:p text:style-name="P23">P.S.6</text:p>
          </table:table-cell>
        </table:table-row>
        <table:table-row>
          <table:table-cell table:style-name="Table5.A2" office:value-type="string">
            <text:p text:style-name="P24">Propósito:</text:p>
          </table:table-cell>
          <table:table-cell table:style-name="Table5.B2" office:value-type="string">
            <text:p text:style-name="P25">Este caso de uso tem como função obter um boleto bancário de um candidato de um processo seletivo.</text:p>
          </table:table-cell>
        </table:table-row>
        <table:table-row>
          <table:table-cell table:style-name="Table5.A2" office:value-type="string">
            <text:p text:style-name="P22">Descrição:</text:p>
          </table:table-cell>
          <table:table-cell table:style-name="Table5.B2" office:value-type="string">
            <text:p text:style-name="P26">Vários serviços oferecidos exigem o pagamento de taxas. Através deste caso de uso, o usuário poderá imprimir o boleto bancário pertinente ao serviço desejado. </text:p>
          </table:table-cell>
        </table:table-row>
        <table:table-row>
          <table:table-cell table:style-name="Table5.A2" office:value-type="string">
            <text:p text:style-name="P22">Ator(es):</text:p>
          </table:table-cell>
          <table:table-cell table:style-name="Table5.B2" office:value-type="string">
            <text:p text:style-name="P27">Administrador, Administração Superior, Coordenação, Aluno, Participante, Sociedade</text:p>
          </table:table-cell>
        </table:table-row>
        <table:table-row>
          <table:table-cell table:style-name="Table5.A2" office:value-type="string">
            <text:p text:style-name="P22">Fluxo Principal:</text:p>
          </table:table-cell>
          <table:table-cell table:style-name="Table5.B2" office:value-type="string">
            <text:p text:style-name="P41">01 O ator informa o nº de inscrição;</text:p>
            <text:p text:style-name="P41">02 Sistema gera o boleto bancário em formato apropriado para impressão;</text:p>
            <text:p text:style-name="P40">03 <text:s/>O ator imprime o boleto bancário.</text:p>
          </table:table-cell>
        </table:table-row>
        <table:table-row>
          <table:table-cell table:style-name="Table5.A2" office:value-type="string">
            <text:p text:style-name="P22">Fluxo Alternativo:</text:p>
          </table:table-cell>
          <table:table-cell table:style-name="Table5.B7" office:value-type="string">
            <text:p text:style-name="P25">No item 01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5.B"/>
              <table:table-row>
                <table:table-cell table:style-name="Table5.B8.1.1" office:value-type="string">
                  <text:p text:style-name="P31">Regras de Negócio: Não se aplica</text:p>
                </table:table-cell>
              </table:table-row>
              <table:table-row>
                <table:table-cell table:style-name="Table5.B2" office:value-type="string">
                  <text:p text:style-name="P22">Não Funcionais: NF 01, NF 03, NF O4, NF 05, NF 06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2">Prioridade:</text:p>
          </table:table-cell>
          <table:table-cell table:style-name="Table5.B2" office:value-type="string">
            <text:p text:style-name="P22">Média</text:p>
          </table:table-cell>
        </table:table-row>
      </table:table>
      <text:p text:style-name="P32"/>
      <text:p text:style-name="P19">7 – Caso de Uso P.S.7 – <text:span text:style-name="T6">Manutenir Documentos Exigidos para Cadastro de Candidato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Caso de uso:</text:p>
          </table:table-cell>
          <table:table-cell table:style-name="Table6.B1" office:value-type="string">
            <text:p text:style-name="P21">Manutenir Documentos Exigidos para Cadastro de Candidato</text:p>
          </table:table-cell>
        </table:table-row>
        <table:table-row>
          <table:table-cell table:style-name="Table6.A2" office:value-type="string">
            <text:p text:style-name="P22">ID:</text:p>
          </table:table-cell>
          <table:table-cell table:style-name="Table6.B2" office:value-type="string">
            <text:p text:style-name="P23">P.S.7</text:p>
          </table:table-cell>
        </table:table-row>
        <table:table-row>
          <table:table-cell table:style-name="Table6.A2" office:value-type="string">
            <text:p text:style-name="P24">Propósito:</text:p>
          </table:table-cell>
          <table:table-cell table:style-name="Table6.B2" office:value-type="string">
            <text:p text:style-name="P25">Este caso de uso tem como função mater os documentos necessários para um candidato se inscrever em um processo seletivo.</text:p>
          </table:table-cell>
        </table:table-row>
        <table:table-row>
          <table:table-cell table:style-name="Table6.A2" office:value-type="string">
            <text:p text:style-name="P22">Descrição:</text:p>
          </table:table-cell>
          <table:table-cell table:style-name="Table6.B2" office:value-type="string">
            <text:p text:style-name="P26">O conjunto de documentos exigidos para o cadastro de um candidato pode ser mantido através deste caso de uso. Esta lista estará disponível para os interessados em se cadastrar em algum programa de pós-graduação.</text:p>
          </table:table-cell>
        </table:table-row>
        <table:table-row>
          <table:table-cell table:style-name="Table6.A2" office:value-type="string">
            <text:p text:style-name="P22">Ator(es):</text:p>
          </table:table-cell>
          <table:table-cell table:style-name="Table6.B2" office:value-type="string">
            <text:p text:style-name="P27">Coordenação</text:p>
          </table:table-cell>
        </table:table-row>
        <table:table-row>
          <table:table-cell table:style-name="Table6.A2" office:value-type="string">
            <text:p text:style-name="P22">Fluxo Principal:</text:p>
          </table:table-cell>
          <table:table-cell table:style-name="Table6.B2" office:value-type="string">
            <text:p text:style-name="P39">01 <text:span text:style-name="T7">Coordenação seleciona um edital;</text:span></text:p>
            <text:p text:style-name="P39">02 O ator preenche as informações para manutenir documentos;</text:p>
            <text:p text:style-name="P39">03 O ator solicita a confirmação da operação;</text:p>
            <text:p text:style-name="P44">04 O sistema confirma a operação e retorna ao passo 03 até que o usuário informe todos os documentos.</text:p>
          </table:table-cell>
        </table:table-row>
        <table:table-row>
          <table:table-cell table:style-name="Table6.A2" office:value-type="string">
            <text:p text:style-name="P22">Fluxo Alternativo:</text:p>
          </table:table-cell>
          <table:table-cell table:style-name="Table6.B7" office:value-type="string">
            <text:p text:style-name="P45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6.B"/>
              <table:table-row>
                <table:table-cell table:style-name="Table6.B8.1.1" office:value-type="string">
                  <text:p text:style-name="P31">Regras de Negócio: RN 14.3</text:p>
                </table:table-cell>
              </table:table-row>
              <table:table-row>
                <table:table-cell table:style-name="Table6.B2" office:value-type="string">
                  <text:p text:style-name="P22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2">Prioridade:</text:p>
          </table:table-cell>
          <table:table-cell table:style-name="Table6.B2" office:value-type="string">
            <text:p text:style-name="P22">Média</text:p>
          </table:table-cell>
        </table:table-row>
      </table:table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6">LEGENDA PARA PACOTES DE REQUISITOS NÃO-FUNCIONAIS:</text:p>
      <text:p text:style-name="P46"/>
      <text:p text:style-name="P46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Processo de Seleção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11</text:page-number></text:span><text:span text:style-name="T4"> </text:span><text:span text:style-name="T5">de </text:span><text:span text:style-name="T3"><text:page-count style:num-format="1">11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11</text:page-number></text:span><text:span text:style-name="T8"> de </text:span><text:span text:style-name="T7"><text:page-count style:num-format="1">1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52:44</dc:date>
    <meta:print-date>2003-09-02T15:56:00</meta:print-date>
    <dc:language>pt-BR</dc:language>
    <meta:editing-cycles>116</meta:editing-cycles>
    <meta:editing-duration>PT4H10M4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1" meta:page-count="11" meta:paragraph-count="206" meta:word-count="1499" meta:character-count="94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